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style-complex="italic" fo:color="#231f20" fo:font-size="9pt" fo:font-weight="bold" style:text-underline-style="none" style:text-underline-color="font-color" style:text-line-through-type="none" fo:font-style="italic" style:text-outline="false" fo:text-shadow="none" style:text-position="0% 100%" style:font-size-asian="9pt" style:font-size-complex="9pt" style:font-weight-asian="bold" style:font-weight-complex="bold" style:font-style-asian="italic" style:font-name="Calibri"/>
    </style:style>
    <style:style style:name="T2" style:family="text">
      <style:text-properties fo:color="#231f20" fo:font-weight="bold" style:text-underline-style="none" style:text-underline-color="font-color" style:text-line-through-type="none" style:text-outline="false" fo:text-shadow="none" style:text-position="0% 100%" style:font-weight-asian="bold" style:font-weight-complex="bold" style:font-name="Calibri Light" fo:font-size="7pt" fo:font-style="normal" style:font-name-complex="Calibri Light" style:font-size-asian="7pt" style:font-size-complex="7pt" style:font-style-asian="normal" style:font-style-complex="normal"/>
    </style:style>
    <style:style style:name="T3" style:family="text">
      <style:text-properties fo:color="#231f20" fo:font-size="9pt" fo:font-weight="bold" style:text-underline-style="none" style:text-underline-color="font-color" style:text-line-through-type="none" style:text-outline="false" fo:text-shadow="none" style:font-size-asian="9pt" style:font-size-complex="9pt" style:font-weight-asian="bold" style:font-weight-complex="bold" style:font-name="Calibri Light" fo:font-style="normal" style:text-position="-33% 58%" style:font-name-complex="Calibri Light" style:font-style-asian="normal" style:font-style-complex="normal"/>
    </style:style>
    <style:style style:name="T4" style:family="text">
      <style:text-properties fo:color="#231f20" style:font-name="Calibri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231f20" fo:font-size="9pt" fo:font-weight="bold" style:text-underline-style="none" style:text-underline-color="font-color" style:text-line-through-type="none" style:text-outline="false" fo:text-shadow="none" style:text-position="0% 100%" style:font-size-asian="9pt" style:font-size-complex="9pt" style:font-weight-asian="bold" style:font-weight-complex="bold" style:font-name="Calibri Ligh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amostr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/c4</text:p>
          </table:table-cell>
          <table:table-cell office:value-type="string" calcext:value-type="string">
            <text:p><text:span text:style-name="T1">B</text:span><text:span text:style-name="T2">3 </text:span></text:p>
          </table:table-cell>
          <table:table-cell office:value-type="string" calcext:value-type="string">
            <text:p><text:span text:style-name="T1">B</text:span><text:span text:style-name="T2">4 </text:span></text:p>
          </table:table-cell>
          <table:table-cell office:value-type="string" calcext:value-type="string">
            <text:p><text:span text:style-name="T1">B</text:span><text:span text:style-name="T2">5 </text:span></text:p>
          </table:table-cell>
          <table:table-cell office:value-type="string" calcext:value-type="string">
            <text:p><text:span text:style-name="T1">B</text:span><text:span text:style-name="T2">6</text:span></text:p>
          </table:table-cell>
          <table:table-cell office:value-type="string" calcext:value-type="string">
            <text:p><text:span text:style-name="T1">d</text:span><text:span text:style-name="T3">2 </text:span></text:p>
          </table:table-cell>
          <table:table-cell office:value-type="string" calcext:value-type="string">
            <text:p><text:span text:style-name="T4">1/</text:span><text:span text:style-name="T5">d</text:span><text:span text:style-name="T3">2</text:span></text:p>
          </table:table-cell>
          <table:table-cell office:value-type="string" calcext:value-type="string">
            <text:p><text:span text:style-name="T1">d</text:span><text:span text:style-name="T2">3</text:span></text:p>
          </table:table-cell>
          <table:table-cell office:value-type="string" calcext:value-type="string">
            <text:p><text:span text:style-name="T1">D</text:span><text:span text:style-name="T2">1 </text:span></text:p>
          </table:table-cell>
          <table:table-cell office:value-type="string" calcext:value-type="string">
            <text:p><text:span text:style-name="T1">D</text:span><text:span text:style-name="T2">2 </text:span></text:p>
          </table:table-cell>
          <table:table-cell office:value-type="string" calcext:value-type="string">
            <text:p><text:span text:style-name="T1">D</text:span><text:span text:style-name="T2">3 </text:span></text:p>
          </table:table-cell>
          <table:table-cell office:value-type="string" calcext:value-type="string">
            <text:p><text:span text:style-name="T1">D</text:span><text:span text:style-name="T2">4</text:span>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121" calcext:value-type="float">
            <text:p>2,121</text:p>
          </table:table-cell>
          <table:table-cell office:value-type="float" office:value="1.88" calcext:value-type="float">
            <text:p>1,88</text:p>
          </table:table-cell>
          <table:table-cell office:value-type="float" office:value="2.659" calcext:value-type="float">
            <text:p>2,659</text:p>
          </table:table-cell>
          <table:table-cell office:value-type="float" office:value="0.7979" calcext:value-type="float">
            <text:p>0,7979</text:p>
          </table:table-cell>
          <table:table-cell office:value-type="float" office:value="1.2533" calcext:value-type="float">
            <text:p>1,2533</text:p>
          </table:table-cell>
          <table:table-cell office:value-type="float" office:value="0" calcext:value-type="float">
            <text:p>0</text:p>
          </table:table-cell>
          <table:table-cell office:value-type="float" office:value="3.267" calcext:value-type="float">
            <text:p>3,267</text:p>
          </table:table-cell>
          <table:table-cell office:value-type="float" office:value="0" calcext:value-type="float">
            <text:p>0</text:p>
          </table:table-cell>
          <table:table-cell office:value-type="float" office:value="2.606" calcext:value-type="float">
            <text:p>2,606</text:p>
          </table:table-cell>
          <table:table-cell office:value-type="float" office:value="1.128" calcext:value-type="float">
            <text:p>1,128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53" calcext:value-type="float">
            <text:p>0,853</text:p>
          </table:table-cell>
          <table:table-cell office:value-type="float" office:value="0" calcext:value-type="float">
            <text:p>0</text:p>
          </table:table-cell>
          <table:table-cell office:value-type="float" office:value="3.686" calcext:value-type="float">
            <text:p>3,686</text:p>
          </table:table-cell>
          <table:table-cell office:value-type="float" office:value="0" calcext:value-type="float">
            <text:p>0</text:p>
          </table:table-cell>
          <table:table-cell office:value-type="float" office:value="3.267" calcext:value-type="float">
            <text:p>3,2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.732" calcext:value-type="float">
            <text:p>1,732</text:p>
          </table:table-cell>
          <table:table-cell office:value-type="float" office:value="1.023" calcext:value-type="float">
            <text:p>1,023</text:p>
          </table:table-cell>
          <table:table-cell office:value-type="float" office:value="1.954" calcext:value-type="float">
            <text:p>1,954</text:p>
          </table:table-cell>
          <table:table-cell office:value-type="float" office:value="0.8862" calcext:value-type="float">
            <text:p>0,8862</text:p>
          </table:table-cell>
          <table:table-cell office:value-type="float" office:value="1.1284" calcext:value-type="float">
            <text:p>1,1284</text:p>
          </table:table-cell>
          <table:table-cell office:value-type="float" office:value="0" calcext:value-type="float">
            <text:p>0</text:p>
          </table:table-cell>
          <table:table-cell office:value-type="float" office:value="2.568" calcext:value-type="float">
            <text:p>2,568</text:p>
          </table:table-cell>
          <table:table-cell office:value-type="float" office:value="0" calcext:value-type="float">
            <text:p>0</text:p>
          </table:table-cell>
          <table:table-cell office:value-type="float" office:value="2.276" calcext:value-type="float">
            <text:p>2,276</text:p>
          </table:table-cell>
          <table:table-cell office:value-type="float" office:value="1.693" calcext:value-type="float">
            <text:p>1,693</text:p>
          </table:table-cell>
          <table:table-cell office:value-type="float" office:value="0.5907" calcext:value-type="float">
            <text:p>0,5907</text:p>
          </table:table-cell>
          <table:table-cell office:value-type="float" office:value="0.888" calcext:value-type="float">
            <text:p>0,888</text:p>
          </table:table-cell>
          <table:table-cell office:value-type="float" office:value="0" calcext:value-type="float">
            <text:p>0</text:p>
          </table:table-cell>
          <table:table-cell office:value-type="float" office:value="4.358" calcext:value-type="float">
            <text:p>4,358</text:p>
          </table:table-cell>
          <table:table-cell office:value-type="float" office:value="0" calcext:value-type="float">
            <text:p>0</text:p>
          </table:table-cell>
          <table:table-cell office:value-type="float" office:value="2.574" calcext:value-type="float">
            <text:p>2,5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0.729" calcext:value-type="float">
            <text:p>0,729</text:p>
          </table:table-cell>
          <table:table-cell office:value-type="float" office:value="1.628" calcext:value-type="float">
            <text:p>1,628</text:p>
          </table:table-cell>
          <table:table-cell office:value-type="float" office:value="0.9213" calcext:value-type="float">
            <text:p>0,9213</text:p>
          </table:table-cell>
          <table:table-cell office:value-type="float" office:value="1.0854" calcext:value-type="float">
            <text:p>1,0854</text:p>
          </table:table-cell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0" calcext:value-type="float">
            <text:p>0</text:p>
          </table:table-cell>
          <table:table-cell office:value-type="float" office:value="2.088" calcext:value-type="float">
            <text:p>2,088</text:p>
          </table:table-cell>
          <table:table-cell office:value-type="float" office:value="2.059" calcext:value-type="float">
            <text:p>2,059</text:p>
          </table:table-cell>
          <table:table-cell office:value-type="float" office:value="0.4857" calcext:value-type="float">
            <text:p>0,4857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4.698" calcext:value-type="float">
            <text:p>4,698</text:p>
          </table:table-cell>
          <table:table-cell office:value-type="float" office:value="0" calcext:value-type="float">
            <text:p>0</text:p>
          </table:table-cell>
          <table:table-cell office:value-type="float" office:value="2.282" calcext:value-type="float">
            <text:p>2,2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.342" calcext:value-type="float">
            <text:p>1,342</text:p>
          </table:table-cell>
          <table:table-cell office:value-type="float" office:value="0.577" calcext:value-type="float">
            <text:p>0,577</text:p>
          </table:table-cell>
          <table:table-cell office:value-type="float" office:value="1.427" calcext:value-type="float">
            <text:p>1,427</text:p>
          </table:table-cell>
          <table:table-cell office:value-type="float" office:value="0.94" calcext:value-type="float">
            <text:p>0,94</text:p>
          </table:table-cell>
          <table:table-cell office:value-type="float" office:value="1.0638" calcext:value-type="float">
            <text:p>1,0638</text:p>
          </table:table-cell>
          <table:table-cell office:value-type="float" office:value="0" calcext:value-type="float">
            <text:p>0</text:p>
          </table:table-cell>
          <table:table-cell office:value-type="float" office:value="2.089" calcext:value-type="float">
            <text:p>2,089</text:p>
          </table:table-cell>
          <table:table-cell office:value-type="float" office:value="0" calcext:value-type="float">
            <text:p>0</text:p>
          </table:table-cell>
          <table:table-cell office:value-type="float" office:value="1.964" calcext:value-type="float">
            <text:p>1,964</text:p>
          </table:table-cell>
          <table:table-cell office:value-type="float" office:value="2.326" calcext:value-type="float">
            <text:p>2,326</text:p>
          </table:table-cell>
          <table:table-cell office:value-type="float" office:value="0.4299" calcext:value-type="float">
            <text:p>0,4299</text:p>
          </table:table-cell>
          <table:table-cell office:value-type="float" office:value="0.864" calcext:value-type="float">
            <text:p>0,864</text:p>
          </table:table-cell>
          <table:table-cell office:value-type="float" office:value="0" calcext:value-type="float">
            <text:p>0</text:p>
          </table:table-cell>
          <table:table-cell office:value-type="float" office:value="4.918" calcext:value-type="float">
            <text:p>4,918</text:p>
          </table:table-cell>
          <table:table-cell office:value-type="float" office:value="0" calcext:value-type="float">
            <text:p>0</text:p>
          </table:table-cell>
          <table:table-cell office:value-type="float" office:value="2.114" calcext:value-type="float">
            <text:p>2,1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.225" calcext:value-type="float">
            <text:p>1,225</text:p>
          </table:table-cell>
          <table:table-cell office:value-type="float" office:value="0.483" calcext:value-type="float">
            <text:p>0,483</text:p>
          </table:table-cell>
          <table:table-cell office:value-type="float" office:value="1.287" calcext:value-type="float">
            <text:p>1,287</text:p>
          </table:table-cell>
          <table:table-cell office:value-type="float" office:value="0.9515" calcext:value-type="float">
            <text:p>0,9515</text:p>
          </table:table-cell>
          <table:table-cell office:value-type="float" office:value="1.051" calcext:value-type="float">
            <text:p>1,051</text:p>
          </table:table-cell>
          <table:table-cell office:value-type="float" office:value="0.03" calcext:value-type="float">
            <text:p>0,03</text:p>
          </table:table-cell>
          <table:table-cell office:value-type="float" office:value="1.97" calcext:value-type="float">
            <text:p>1,97</text:p>
          </table:table-cell>
          <table:table-cell office:value-type="float" office:value="0.029" calcext:value-type="float">
            <text:p>0,029</text:p>
          </table:table-cell>
          <table:table-cell office:value-type="float" office:value="1.874" calcext:value-type="float">
            <text:p>1,874</text:p>
          </table:table-cell>
          <table:table-cell office:value-type="float" office:value="2.534" calcext:value-type="float">
            <text:p>2,534</text:p>
          </table:table-cell>
          <table:table-cell office:value-type="float" office:value="0.3946" calcext:value-type="float">
            <text:p>0,3946</text:p>
          </table:table-cell>
          <table:table-cell office:value-type="float" office:value="0.848" calcext:value-type="float">
            <text:p>0,848</text:p>
          </table:table-cell>
          <table:table-cell office:value-type="float" office:value="0" calcext:value-type="float">
            <text:p>0</text:p>
          </table:table-cell>
          <table:table-cell office:value-type="float" office:value="5.078" calcext:value-type="float">
            <text:p>5,078</text:p>
          </table:table-cell>
          <table:table-cell office:value-type="float" office:value="0" calcext:value-type="float">
            <text:p>0</text:p>
          </table:table-cell>
          <table:table-cell office:value-type="float" office:value="2.004" calcext:value-type="float">
            <text:p>2,0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.134" calcext:value-type="float">
            <text:p>1,134</text:p>
          </table:table-cell>
          <table:table-cell office:value-type="float" office:value="0.419" calcext:value-type="float">
            <text:p>0,419</text:p>
          </table:table-cell>
          <table:table-cell office:value-type="float" office:value="1.182" calcext:value-type="float">
            <text:p>1,182</text:p>
          </table:table-cell>
          <table:table-cell office:value-type="float" office:value="0.9594" calcext:value-type="float">
            <text:p>0,9594</text:p>
          </table:table-cell>
          <table:table-cell office:value-type="float" office:value="1.0423" calcext:value-type="float">
            <text:p>1,042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82" calcext:value-type="float">
            <text:p>1,882</text:p>
          </table:table-cell>
          <table:table-cell office:value-type="float" office:value="0.113" calcext:value-type="float">
            <text:p>0,113</text:p>
          </table:table-cell>
          <table:table-cell office:value-type="float" office:value="1.806" calcext:value-type="float">
            <text:p>1,806</text:p>
          </table:table-cell>
          <table:table-cell office:value-type="float" office:value="2.704" calcext:value-type="float">
            <text:p>2,704</text:p>
          </table:table-cell>
          <table:table-cell office:value-type="float" office:value="0.3698" calcext:value-type="float">
            <text:p>0,3698</text:p>
          </table:table-cell>
          <table:table-cell office:value-type="float" office:value="0.833" calcext:value-type="float">
            <text:p>0,833</text:p>
          </table:table-cell>
          <table:table-cell office:value-type="float" office:value="0.204" calcext:value-type="float">
            <text:p>0,204</text:p>
          </table:table-cell>
          <table:table-cell office:value-type="float" office:value="5.204" calcext:value-type="float">
            <text:p>5,204</text:p>
          </table:table-cell>
          <table:table-cell office:value-type="float" office:value="0.076" calcext:value-type="float">
            <text:p>0,076</text:p>
          </table:table-cell>
          <table:table-cell office:value-type="float" office:value="1.924" calcext:value-type="float">
            <text:p>1,92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.061" calcext:value-type="float">
            <text:p>1,061</text:p>
          </table:table-cell>
          <table:table-cell office:value-type="float" office:value="0.373" calcext:value-type="float">
            <text:p>0,373</text:p>
          </table:table-cell>
          <table:table-cell office:value-type="float" office:value="1.099" calcext:value-type="float">
            <text:p>1,099</text:p>
          </table:table-cell>
          <table:table-cell office:value-type="float" office:value="0.965" calcext:value-type="float">
            <text:p>0,965</text:p>
          </table:table-cell>
          <table:table-cell office:value-type="float" office:value="1.0363" calcext:value-type="float">
            <text:p>1,0363</text:p>
          </table:table-cell>
          <table:table-cell office:value-type="float" office:value="0.185" calcext:value-type="float">
            <text:p>0,185</text:p>
          </table:table-cell>
          <table:table-cell office:value-type="float" office:value="1.815" calcext:value-type="float">
            <text:p>1,815</text:p>
          </table:table-cell>
          <table:table-cell office:value-type="float" office:value="0.179" calcext:value-type="float">
            <text:p>0,179</text:p>
          </table:table-cell>
          <table:table-cell office:value-type="float" office:value="1.751" calcext:value-type="float">
            <text:p>1,751</text:p>
          </table:table-cell>
          <table:table-cell office:value-type="float" office:value="2.847" calcext:value-type="float">
            <text:p>2,847</text:p>
          </table:table-cell>
          <table:table-cell office:value-type="float" office:value="0.3512" calcext:value-type="float">
            <text:p>0,3512</text:p>
          </table:table-cell>
          <table:table-cell office:value-type="float" office:value="0.82" calcext:value-type="float">
            <text:p>0,82</text:p>
          </table:table-cell>
          <table:table-cell office:value-type="float" office:value="0.388" calcext:value-type="float">
            <text:p>0,388</text:p>
          </table:table-cell>
          <table:table-cell office:value-type="float" office:value="5.306" calcext:value-type="float">
            <text:p>5,306</text:p>
          </table:table-cell>
          <table:table-cell office:value-type="float" office:value="0.136" calcext:value-type="float">
            <text:p>0,136</text:p>
          </table:table-cell>
          <table:table-cell office:value-type="float" office:value="1.864" calcext:value-type="float">
            <text:p>1,8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,337</text:p>
          </table:table-cell>
          <table:table-cell office:value-type="float" office:value="1.032" calcext:value-type="float">
            <text:p>1,032</text:p>
          </table:table-cell>
          <table:table-cell office:value-type="float" office:value="0.9693" calcext:value-type="float">
            <text:p>0,9693</text:p>
          </table:table-cell>
          <table:table-cell office:value-type="float" office:value="1.0317" calcext:value-type="float">
            <text:p>1,0317</text:p>
          </table:table-cell>
          <table:table-cell office:value-type="float" office:value="0.239" calcext:value-type="float">
            <text:p>0,239</text:p>
          </table:table-cell>
          <table:table-cell office:value-type="float" office:value="1.761" calcext:value-type="float">
            <text:p>1,761</text:p>
          </table:table-cell>
          <table:table-cell office:value-type="float" office:value="0.232" calcext:value-type="float">
            <text:p>0,232</text:p>
          </table:table-cell>
          <table:table-cell office:value-type="float" office:value="1.707" calcext:value-type="float">
            <text:p>1,707</text:p>
          </table:table-cell>
          <table:table-cell office:value-type="float" office:value="2.97" calcext:value-type="float">
            <text:p>2,97</text:p>
          </table:table-cell>
          <table:table-cell office:value-type="float" office:value="0.3367" calcext:value-type="float">
            <text:p>0,3367</text:p>
          </table:table-cell>
          <table:table-cell office:value-type="float" office:value="0.808" calcext:value-type="float">
            <text:p>0,808</text:p>
          </table:table-cell>
          <table:table-cell office:value-type="float" office:value="0.547" calcext:value-type="float">
            <text:p>0,547</text:p>
          </table:table-cell>
          <table:table-cell office:value-type="float" office:value="5.393" calcext:value-type="float">
            <text:p>5,393</text:p>
          </table:table-cell>
          <table:table-cell office:value-type="float" office:value="0.184" calcext:value-type="float">
            <text:p>0,184</text:p>
          </table:table-cell>
          <table:table-cell office:value-type="float" office:value="1.816" calcext:value-type="float">
            <text:p>1,8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949" calcext:value-type="float">
            <text:p>0,949</text:p>
          </table:table-cell>
          <table:table-cell office:value-type="float" office:value="0.308" calcext:value-type="float">
            <text:p>0,308</text:p>
          </table:table-cell>
          <table:table-cell office:value-type="float" office:value="0.975" calcext:value-type="float">
            <text:p>0,975</text:p>
          </table:table-cell>
          <table:table-cell office:value-type="float" office:value="0.9727" calcext:value-type="float">
            <text:p>0,9727</text:p>
          </table:table-cell>
          <table:table-cell office:value-type="float" office:value="1.0281" calcext:value-type="float">
            <text:p>1,0281</text:p>
          </table:table-cell>
          <table:table-cell office:value-type="float" office:value="0.284" calcext:value-type="float">
            <text:p>0,284</text:p>
          </table:table-cell>
          <table:table-cell office:value-type="float" office:value="1.716" calcext:value-type="float">
            <text:p>1,716</text:p>
          </table:table-cell>
          <table:table-cell office:value-type="float" office:value="0.276" calcext:value-type="float">
            <text:p>0,276</text:p>
          </table:table-cell>
          <table:table-cell office:value-type="float" office:value="1.669" calcext:value-type="float">
            <text:p>1,669</text:p>
          </table:table-cell>
          <table:table-cell office:value-type="float" office:value="3.078" calcext:value-type="float">
            <text:p>3,078</text:p>
          </table:table-cell>
          <table:table-cell office:value-type="float" office:value="0.3249" calcext:value-type="float">
            <text:p>0,3249</text:p>
          </table:table-cell>
          <table:table-cell office:value-type="float" office:value="0.797" calcext:value-type="float">
            <text:p>0,797</text:p>
          </table:table-cell>
          <table:table-cell office:value-type="float" office:value="0.687" calcext:value-type="float">
            <text:p>0,687</text:p>
          </table:table-cell>
          <table:table-cell office:value-type="float" office:value="5.469" calcext:value-type="float">
            <text:p>5,469</text:p>
          </table:table-cell>
          <table:table-cell office:value-type="float" office:value="0.223" calcext:value-type="float">
            <text:p>0,223</text:p>
          </table:table-cell>
          <table:table-cell office:value-type="float" office:value="1.777" calcext:value-type="float">
            <text:p>1,77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05" calcext:value-type="float">
            <text:p>0,905</text:p>
          </table:table-cell>
          <table:table-cell office:value-type="float" office:value="0.285" calcext:value-type="float">
            <text:p>0,285</text:p>
          </table:table-cell>
          <table:table-cell office:value-type="float" office:value="0.927" calcext:value-type="float">
            <text:p>0,927</text:p>
          </table:table-cell>
          <table:table-cell office:value-type="float" office:value="0.9754" calcext:value-type="float">
            <text:p>0,9754</text:p>
          </table:table-cell>
          <table:table-cell office:value-type="float" office:value="1.0252" calcext:value-type="float">
            <text:p>1,0252</text:p>
          </table:table-cell>
          <table:table-cell office:value-type="float" office:value="0.321" calcext:value-type="float">
            <text:p>0,321</text:p>
          </table:table-cell>
          <table:table-cell office:value-type="float" office:value="1.679" calcext:value-type="float">
            <text:p>1,679</text:p>
          </table:table-cell>
          <table:table-cell office:value-type="float" office:value="0.313" calcext:value-type="float">
            <text:p>0,313</text:p>
          </table:table-cell>
          <table:table-cell office:value-type="float" office:value="1.637" calcext:value-type="float">
            <text:p>1,637</text:p>
          </table:table-cell>
          <table:table-cell office:value-type="float" office:value="3.173" calcext:value-type="float">
            <text:p>3,173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787" calcext:value-type="float">
            <text:p>0,787</text:p>
          </table:table-cell>
          <table:table-cell office:value-type="float" office:value="0.811" calcext:value-type="float">
            <text:p>0,811</text:p>
          </table:table-cell>
          <table:table-cell office:value-type="float" office:value="5.535" calcext:value-type="float">
            <text:p>5,535</text:p>
          </table:table-cell>
          <table:table-cell office:value-type="float" office:value="0.256" calcext:value-type="float">
            <text:p>0,256</text:p>
          </table:table-cell>
          <table:table-cell office:value-type="float" office:value="1.744" calcext:value-type="float">
            <text:p>1,74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866" calcext:value-type="float">
            <text:p>0,866</text:p>
          </table:table-cell>
          <table:table-cell office:value-type="float" office:value="0.266" calcext:value-type="float">
            <text:p>0,266</text:p>
          </table:table-cell>
          <table:table-cell office:value-type="float" office:value="0.886" calcext:value-type="float">
            <text:p>0,886</text:p>
          </table:table-cell>
          <table:table-cell office:value-type="float" office:value="0.9776" calcext:value-type="float">
            <text:p>0,9776</text:p>
          </table:table-cell>
          <table:table-cell office:value-type="float" office:value="1.0229" calcext:value-type="float">
            <text:p>1,0229</text:p>
          </table:table-cell>
          <table:table-cell office:value-type="float" office:value="0.354" calcext:value-type="float">
            <text:p>0,354</text:p>
          </table:table-cell>
          <table:table-cell office:value-type="float" office:value="1.646" calcext:value-type="float">
            <text:p>1,646</text:p>
          </table:table-cell>
          <table:table-cell office:value-type="float" office:value="0.346" calcext:value-type="float">
            <text:p>0,346</text:p>
          </table:table-cell>
          <table:table-cell office:value-type="float" office:value="1.61" calcext:value-type="float">
            <text:p>1,61</text:p>
          </table:table-cell>
          <table:table-cell office:value-type="float" office:value="3.258" calcext:value-type="float">
            <text:p>3,258</text:p>
          </table:table-cell>
          <table:table-cell office:value-type="float" office:value="0.3069" calcext:value-type="float">
            <text:p>0,3069</text:p>
          </table:table-cell>
          <table:table-cell office:value-type="float" office:value="0.778" calcext:value-type="float">
            <text:p>0,778</text:p>
          </table:table-cell>
          <table:table-cell office:value-type="float" office:value="0.922" calcext:value-type="float">
            <text:p>0,922</text:p>
          </table:table-cell>
          <table:table-cell office:value-type="float" office:value="5.594" calcext:value-type="float">
            <text:p>5,594</text:p>
          </table:table-cell>
          <table:table-cell office:value-type="float" office:value="0.283" calcext:value-type="float">
            <text:p>0,283</text:p>
          </table:table-cell>
          <table:table-cell office:value-type="float" office:value="1.717" calcext:value-type="float">
            <text:p>1,71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832" calcext:value-type="float">
            <text:p>0,832</text:p>
          </table:table-cell>
          <table:table-cell office:value-type="float" office:value="0.249" calcext:value-type="float">
            <text:p>0,249</text:p>
          </table:table-cell>
          <table:table-cell office:value-type="float" office:value="0.85" calcext:value-type="float">
            <text:p>0,85</text:p>
          </table:table-cell>
          <table:table-cell office:value-type="float" office:value="0.9794" calcext:value-type="float">
            <text:p>0,9794</text:p>
          </table:table-cell>
          <table:table-cell office:value-type="float" office:value="1.021" calcext:value-type="float">
            <text:p>1,021</text:p>
          </table:table-cell>
          <table:table-cell office:value-type="float" office:value="0.382" calcext:value-type="float">
            <text:p>0,382</text:p>
          </table:table-cell>
          <table:table-cell office:value-type="float" office:value="1.618" calcext:value-type="float">
            <text:p>1,618</text:p>
          </table:table-cell>
          <table:table-cell office:value-type="float" office:value="0.374" calcext:value-type="float">
            <text:p>0,374</text:p>
          </table:table-cell>
          <table:table-cell office:value-type="float" office:value="1.585" calcext:value-type="float">
            <text:p>1,585</text:p>
          </table:table-cell>
          <table:table-cell office:value-type="float" office:value="3.336" calcext:value-type="float">
            <text:p>3,336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77" calcext:value-type="float">
            <text:p>0,77</text:p>
          </table:table-cell>
          <table:table-cell office:value-type="float" office:value="1.025" calcext:value-type="float">
            <text:p>1,025</text:p>
          </table:table-cell>
          <table:table-cell office:value-type="float" office:value="5.647" calcext:value-type="float">
            <text:p>5,647</text:p>
          </table:table-cell>
          <table:table-cell office:value-type="float" office:value="0.307" calcext:value-type="float">
            <text:p>0,307</text:p>
          </table:table-cell>
          <table:table-cell office:value-type="float" office:value="1.693" calcext:value-type="float">
            <text:p>1,69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802" calcext:value-type="float">
            <text:p>0,802</text:p>
          </table:table-cell>
          <table:table-cell office:value-type="float" office:value="0.235" calcext:value-type="float">
            <text:p>0,235</text:p>
          </table:table-cell>
          <table:table-cell office:value-type="float" office:value="0.817" calcext:value-type="float">
            <text:p>0,817</text:p>
          </table:table-cell>
          <table:table-cell office:value-type="float" office:value="0.981" calcext:value-type="float">
            <text:p>0,981</text:p>
          </table:table-cell>
          <table:table-cell office:value-type="float" office:value="1.0194" calcext:value-type="float">
            <text:p>1,0194</text:p>
          </table:table-cell>
          <table:table-cell office:value-type="float" office:value="0.406" calcext:value-type="float">
            <text:p>0,406</text:p>
          </table:table-cell>
          <table:table-cell office:value-type="float" office:value="1.594" calcext:value-type="float">
            <text:p>1,594</text:p>
          </table:table-cell>
          <table:table-cell office:value-type="float" office:value="0.399" calcext:value-type="float">
            <text:p>0,399</text:p>
          </table:table-cell>
          <table:table-cell office:value-type="float" office:value="1.563" calcext:value-type="float">
            <text:p>1,563</text:p>
          </table:table-cell>
          <table:table-cell office:value-type="float" office:value="3.407" calcext:value-type="float">
            <text:p>3,407</text:p>
          </table:table-cell>
          <table:table-cell office:value-type="float" office:value="0.2935" calcext:value-type="float">
            <text:p>0,2935</text:p>
          </table:table-cell>
          <table:table-cell office:value-type="float" office:value="0.763" calcext:value-type="float">
            <text:p>0,763</text:p>
          </table:table-cell>
          <table:table-cell office:value-type="float" office:value="1.118" calcext:value-type="float">
            <text:p>1,118</text:p>
          </table:table-cell>
          <table:table-cell office:value-type="float" office:value="5.696" calcext:value-type="float">
            <text:p>5,696</text:p>
          </table:table-cell>
          <table:table-cell office:value-type="float" office:value="0.328" calcext:value-type="float">
            <text:p>0,328</text:p>
          </table:table-cell>
          <table:table-cell office:value-type="float" office:value="1.672" calcext:value-type="float">
            <text:p>1,67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775" calcext:value-type="float">
            <text:p>0,775</text:p>
          </table:table-cell>
          <table:table-cell office:value-type="float" office:value="0.223" calcext:value-type="float">
            <text:p>0,223</text:p>
          </table:table-cell>
          <table:table-cell office:value-type="float" office:value="0.789" calcext:value-type="float">
            <text:p>0,789</text:p>
          </table:table-cell>
          <table:table-cell office:value-type="float" office:value="0.9823" calcext:value-type="float">
            <text:p>0,9823</text:p>
          </table:table-cell>
          <table:table-cell office:value-type="float" office:value="1.018" calcext:value-type="float">
            <text:p>1,018</text:p>
          </table:table-cell>
          <table:table-cell office:value-type="float" office:value="0.428" calcext:value-type="float">
            <text:p>0,428</text:p>
          </table:table-cell>
          <table:table-cell office:value-type="float" office:value="1.572" calcext:value-type="float">
            <text:p>1,572</text:p>
          </table:table-cell>
          <table:table-cell office:value-type="float" office:value="0.421" calcext:value-type="float">
            <text:p>0,421</text:p>
          </table:table-cell>
          <table:table-cell office:value-type="float" office:value="1.544" calcext:value-type="float">
            <text:p>1,544</text:p>
          </table:table-cell>
          <table:table-cell office:value-type="float" office:value="3.472" calcext:value-type="float">
            <text:p>3,472</text:p>
          </table:table-cell>
          <table:table-cell office:value-type="float" office:value="0.288" calcext:value-type="float">
            <text:p>0,288</text:p>
          </table:table-cell>
          <table:table-cell office:value-type="float" office:value="0.756" calcext:value-type="float">
            <text:p>0,756</text:p>
          </table:table-cell>
          <table:table-cell office:value-type="float" office:value="1.203" calcext:value-type="float">
            <text:p>1,203</text:p>
          </table:table-cell>
          <table:table-cell office:value-type="float" office:value="5.741" calcext:value-type="float">
            <text:p>5,741</text:p>
          </table:table-cell>
          <table:table-cell office:value-type="float" office:value="0.347" calcext:value-type="float">
            <text:p>0,347</text:p>
          </table:table-cell>
          <table:table-cell office:value-type="float" office:value="1.653" calcext:value-type="float">
            <text:p>1,65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,75</text:p>
          </table:table-cell>
          <table:table-cell office:value-type="float" office:value="0.212" calcext:value-type="float">
            <text:p>0,212</text:p>
          </table:table-cell>
          <table:table-cell office:value-type="float" office:value="0.763" calcext:value-type="float">
            <text:p>0,763</text:p>
          </table:table-cell>
          <table:table-cell office:value-type="float" office:value="0.9835" calcext:value-type="float">
            <text:p>0,9835</text:p>
          </table:table-cell>
          <table:table-cell office:value-type="float" office:value="1.0168" calcext:value-type="float">
            <text:p>1,0168</text:p>
          </table:table-cell>
          <table:table-cell office:value-type="float" office:value="0.448" calcext:value-type="float">
            <text:p>0,448</text:p>
          </table:table-cell>
          <table:table-cell office:value-type="float" office:value="1.552" calcext:value-type="float">
            <text:p>1,552</text:p>
          </table:table-cell>
          <table:table-cell office:value-type="float" office:value="0.44" calcext:value-type="float">
            <text:p>0,44</text:p>
          </table:table-cell>
          <table:table-cell office:value-type="float" office:value="1.526" calcext:value-type="float">
            <text:p>1,526</text:p>
          </table:table-cell>
          <table:table-cell office:value-type="float" office:value="3.532" calcext:value-type="float">
            <text:p>3,532</text:p>
          </table:table-cell>
          <table:table-cell office:value-type="float" office:value="0.2831" calcext:value-type="float">
            <text:p>0,2831</text:p>
          </table:table-cell>
          <table:table-cell office:value-type="float" office:value="0.75" calcext:value-type="float">
            <text:p>0,75</text:p>
          </table:table-cell>
          <table:table-cell office:value-type="float" office:value="1.282" calcext:value-type="float">
            <text:p>1,282</text:p>
          </table:table-cell>
          <table:table-cell office:value-type="float" office:value="5.782" calcext:value-type="float">
            <text:p>5,782</text:p>
          </table:table-cell>
          <table:table-cell office:value-type="float" office:value="0.363" calcext:value-type="float">
            <text:p>0,363</text:p>
          </table:table-cell>
          <table:table-cell office:value-type="float" office:value="1.637" calcext:value-type="float">
            <text:p>1,63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.728" calcext:value-type="float">
            <text:p>0,728</text:p>
          </table:table-cell>
          <table:table-cell office:value-type="float" office:value="0.203" calcext:value-type="float">
            <text:p>0,203</text:p>
          </table:table-cell>
          <table:table-cell office:value-type="float" office:value="0.739" calcext:value-type="float">
            <text:p>0,739</text:p>
          </table:table-cell>
          <table:table-cell office:value-type="float" office:value="0.9845" calcext:value-type="float">
            <text:p>0,9845</text:p>
          </table:table-cell>
          <table:table-cell office:value-type="float" office:value="1.0157" calcext:value-type="float">
            <text:p>1,0157</text:p>
          </table:table-cell>
          <table:table-cell office:value-type="float" office:value="0.466" calcext:value-type="float">
            <text:p>0,466</text:p>
          </table:table-cell>
          <table:table-cell office:value-type="float" office:value="1.534" calcext:value-type="float">
            <text:p>1,534</text:p>
          </table:table-cell>
          <table:table-cell office:value-type="float" office:value="0.458" calcext:value-type="float">
            <text:p>0,458</text:p>
          </table:table-cell>
          <table:table-cell office:value-type="float" office:value="1.511" calcext:value-type="float">
            <text:p>1,511</text:p>
          </table:table-cell>
          <table:table-cell office:value-type="float" office:value="3.588" calcext:value-type="float">
            <text:p>3,588</text:p>
          </table:table-cell>
          <table:table-cell office:value-type="float" office:value="0.2787" calcext:value-type="float">
            <text:p>0,2787</text:p>
          </table:table-cell>
          <table:table-cell office:value-type="float" office:value="0.744" calcext:value-type="float">
            <text:p>0,744</text:p>
          </table:table-cell>
          <table:table-cell office:value-type="float" office:value="1.356" calcext:value-type="float">
            <text:p>1,356</text:p>
          </table:table-cell>
          <table:table-cell office:value-type="float" office:value="5.82" calcext:value-type="float">
            <text:p>5,82</text:p>
          </table:table-cell>
          <table:table-cell office:value-type="float" office:value="0.378" calcext:value-type="float">
            <text:p>0,378</text:p>
          </table:table-cell>
          <table:table-cell office:value-type="float" office:value="1.622" calcext:value-type="float">
            <text:p>1,6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707" calcext:value-type="float">
            <text:p>0,707</text:p>
          </table:table-cell>
          <table:table-cell office:value-type="float" office:value="0.194" calcext:value-type="float">
            <text:p>0,194</text:p>
          </table:table-cell>
          <table:table-cell office:value-type="float" office:value="0.718" calcext:value-type="float">
            <text:p>0,718</text:p>
          </table:table-cell>
          <table:table-cell office:value-type="float" office:value="0.9854" calcext:value-type="float">
            <text:p>0,9854</text:p>
          </table:table-cell>
          <table:table-cell office:value-type="float" office:value="1.0148" calcext:value-type="float">
            <text:p>1,0148</text:p>
          </table:table-cell>
          <table:table-cell office:value-type="float" office:value="0.482" calcext:value-type="float">
            <text:p>0,482</text:p>
          </table:table-cell>
          <table:table-cell office:value-type="float" office:value="1.518" calcext:value-type="float">
            <text:p>1,518</text:p>
          </table:table-cell>
          <table:table-cell office:value-type="float" office:value="0.475" calcext:value-type="float">
            <text:p>0,475</text:p>
          </table:table-cell>
          <table:table-cell office:value-type="float" office:value="1.496" calcext:value-type="float">
            <text:p>1,496</text:p>
          </table:table-cell>
          <table:table-cell office:value-type="float" office:value="3.64" calcext:value-type="float">
            <text:p>3,64</text:p>
          </table:table-cell>
          <table:table-cell office:value-type="float" office:value="0.2747" calcext:value-type="float">
            <text:p>0,2747</text:p>
          </table:table-cell>
          <table:table-cell office:value-type="float" office:value="0.739" calcext:value-type="float">
            <text:p>0,739</text:p>
          </table:table-cell>
          <table:table-cell office:value-type="float" office:value="1.424" calcext:value-type="float">
            <text:p>1,424</text:p>
          </table:table-cell>
          <table:table-cell office:value-type="float" office:value="5.856" calcext:value-type="float">
            <text:p>5,856</text:p>
          </table:table-cell>
          <table:table-cell office:value-type="float" office:value="0.391" calcext:value-type="float">
            <text:p>0,391</text:p>
          </table:table-cell>
          <table:table-cell office:value-type="float" office:value="1.608" calcext:value-type="float">
            <text:p>1,60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688" calcext:value-type="float">
            <text:p>0,688</text:p>
          </table:table-cell>
          <table:table-cell office:value-type="float" office:value="0.187" calcext:value-type="float">
            <text:p>0,187</text:p>
          </table:table-cell>
          <table:table-cell office:value-type="float" office:value="0.698" calcext:value-type="float">
            <text:p>0,698</text:p>
          </table:table-cell>
          <table:table-cell office:value-type="float" office:value="0.9862" calcext:value-type="float">
            <text:p>0,9862</text:p>
          </table:table-cell>
          <table:table-cell office:value-type="float" office:value="1.014" calcext:value-type="float">
            <text:p>1,014</text:p>
          </table:table-cell>
          <table:table-cell office:value-type="float" office:value="0.497" calcext:value-type="float">
            <text:p>0,497</text:p>
          </table:table-cell>
          <table:table-cell office:value-type="float" office:value="1.503" calcext:value-type="float">
            <text:p>1,503</text:p>
          </table:table-cell>
          <table:table-cell office:value-type="float" office:value="0.49" calcext:value-type="float">
            <text:p>0,49</text:p>
          </table:table-cell>
          <table:table-cell office:value-type="float" office:value="1.483" calcext:value-type="float">
            <text:p>1,483</text:p>
          </table:table-cell>
          <table:table-cell office:value-type="float" office:value="3.689" calcext:value-type="float">
            <text:p>3,689</text:p>
          </table:table-cell>
          <table:table-cell office:value-type="float" office:value="0.2711" calcext:value-type="float">
            <text:p>0,2711</text:p>
          </table:table-cell>
          <table:table-cell office:value-type="float" office:value="0.734" calcext:value-type="float">
            <text:p>0,734</text:p>
          </table:table-cell>
          <table:table-cell office:value-type="float" office:value="1.487" calcext:value-type="float">
            <text:p>1,487</text:p>
          </table:table-cell>
          <table:table-cell office:value-type="float" office:value="5.891" calcext:value-type="float">
            <text:p>5,891</text:p>
          </table:table-cell>
          <table:table-cell office:value-type="float" office:value="0.403" calcext:value-type="float">
            <text:p>0,403</text:p>
          </table:table-cell>
          <table:table-cell office:value-type="float" office:value="1.597" calcext:value-type="float">
            <text:p>1,59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671" calcext:value-type="float">
            <text:p>0,671</text:p>
          </table:table-cell>
          <table:table-cell office:value-type="float" office:value="0.18" calcext:value-type="float">
            <text:p>0,18</text:p>
          </table:table-cell>
          <table:table-cell office:value-type="float" office:value="0.68" calcext:value-type="float">
            <text:p>0,68</text:p>
          </table:table-cell>
          <table:table-cell office:value-type="float" office:value="0.9869" calcext:value-type="float">
            <text:p>0,9869</text:p>
          </table:table-cell>
          <table:table-cell office:value-type="float" office:value="1.0133" calcext:value-type="float">
            <text:p>1,0133</text:p>
          </table:table-cell>
          <table:table-cell office:value-type="float" office:value="0.51" calcext:value-type="float">
            <text:p>0,51</text:p>
          </table:table-cell>
          <table:table-cell office:value-type="float" office:value="1.49" calcext:value-type="float">
            <text:p>1,49</text:p>
          </table:table-cell>
          <table:table-cell office:value-type="float" office:value="0.504" calcext:value-type="float">
            <text:p>0,504</text:p>
          </table:table-cell>
          <table:table-cell office:value-type="float" office:value="1.47" calcext:value-type="float">
            <text:p>1,47</text:p>
          </table:table-cell>
          <table:table-cell office:value-type="float" office:value="3.735" calcext:value-type="float">
            <text:p>3,735</text:p>
          </table:table-cell>
          <table:table-cell office:value-type="float" office:value="0.2677" calcext:value-type="float">
            <text:p>0,2677</text:p>
          </table:table-cell>
          <table:table-cell office:value-type="float" office:value="0.729" calcext:value-type="float">
            <text:p>0,729</text:p>
          </table:table-cell>
          <table:table-cell office:value-type="float" office:value="1.549" calcext:value-type="float">
            <text:p>1,549</text:p>
          </table:table-cell>
          <table:table-cell office:value-type="float" office:value="5.921" calcext:value-type="float">
            <text:p>5,921</text:p>
          </table:table-cell>
          <table:table-cell office:value-type="float" office:value="0.415" calcext:value-type="float">
            <text:p>0,415</text:p>
          </table:table-cell>
          <table:table-cell office:value-type="float" office:value="1.585" calcext:value-type="float">
            <text:p>1,58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.655" calcext:value-type="float">
            <text:p>0,655</text:p>
          </table:table-cell>
          <table:table-cell office:value-type="float" office:value="0.173" calcext:value-type="float">
            <text:p>0,173</text:p>
          </table:table-cell>
          <table:table-cell office:value-type="float" office:value="0.663" calcext:value-type="float">
            <text:p>0,663</text:p>
          </table:table-cell>
          <table:table-cell office:value-type="float" office:value="0.9876" calcext:value-type="float">
            <text:p>0,9876</text:p>
          </table:table-cell>
          <table:table-cell office:value-type="float" office:value="1.0126" calcext:value-type="float">
            <text:p>1,0126</text:p>
          </table:table-cell>
          <table:table-cell office:value-type="float" office:value="0.523" calcext:value-type="float">
            <text:p>0,523</text:p>
          </table:table-cell>
          <table:table-cell office:value-type="float" office:value="1.477" calcext:value-type="float">
            <text:p>1,477</text:p>
          </table:table-cell>
          <table:table-cell office:value-type="float" office:value="0.516" calcext:value-type="float">
            <text:p>0,516</text:p>
          </table:table-cell>
          <table:table-cell office:value-type="float" office:value="1.459" calcext:value-type="float">
            <text:p>1,459</text:p>
          </table:table-cell>
          <table:table-cell office:value-type="float" office:value="3.778" calcext:value-type="float">
            <text:p>3,778</text:p>
          </table:table-cell>
          <table:table-cell office:value-type="float" office:value="0.2647" calcext:value-type="float">
            <text:p>0,2647</text:p>
          </table:table-cell>
          <table:table-cell office:value-type="float" office:value="0.724" calcext:value-type="float">
            <text:p>0,724</text:p>
          </table:table-cell>
          <table:table-cell office:value-type="float" office:value="1.605" calcext:value-type="float">
            <text:p>1,605</text:p>
          </table:table-cell>
          <table:table-cell office:value-type="float" office:value="5.951" calcext:value-type="float">
            <text:p>5,951</text:p>
          </table:table-cell>
          <table:table-cell office:value-type="float" office:value="0.425" calcext:value-type="float">
            <text:p>0,425</text:p>
          </table:table-cell>
          <table:table-cell office:value-type="float" office:value="1.575" calcext:value-type="float">
            <text:p>1,57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64" calcext:value-type="float">
            <text:p>0,64</text:p>
          </table:table-cell>
          <table:table-cell office:value-type="float" office:value="0.167" calcext:value-type="float">
            <text:p>0,167</text:p>
          </table:table-cell>
          <table:table-cell office:value-type="float" office:value="0.647" calcext:value-type="float">
            <text:p>0,647</text:p>
          </table:table-cell>
          <table:table-cell office:value-type="float" office:value="0.9882" calcext:value-type="float">
            <text:p>0,9882</text:p>
          </table:table-cell>
          <table:table-cell office:value-type="float" office:value="1.0119" calcext:value-type="float">
            <text:p>1,0119</text:p>
          </table:table-cell>
          <table:table-cell office:value-type="float" office:value="0.534" calcext:value-type="float">
            <text:p>0,534</text:p>
          </table:table-cell>
          <table:table-cell office:value-type="float" office:value="1.466" calcext:value-type="float">
            <text:p>1,466</text:p>
          </table:table-cell>
          <table:table-cell office:value-type="float" office:value="0.528" calcext:value-type="float">
            <text:p>0,528</text:p>
          </table:table-cell>
          <table:table-cell office:value-type="float" office:value="1.448" calcext:value-type="float">
            <text:p>1,448</text:p>
          </table:table-cell>
          <table:table-cell office:value-type="float" office:value="3.819" calcext:value-type="float">
            <text:p>3,819</text:p>
          </table:table-cell>
          <table:table-cell office:value-type="float" office:value="0.2618" calcext:value-type="float">
            <text:p>0,2618</text:p>
          </table:table-cell>
          <table:table-cell office:value-type="float" office:value="0.72" calcext:value-type="float">
            <text:p>0,72</text:p>
          </table:table-cell>
          <table:table-cell office:value-type="float" office:value="1.659" calcext:value-type="float">
            <text:p>1,659</text:p>
          </table:table-cell>
          <table:table-cell office:value-type="float" office:value="5.979" calcext:value-type="float">
            <text:p>5,979</text:p>
          </table:table-cell>
          <table:table-cell office:value-type="float" office:value="0.434" calcext:value-type="float">
            <text:p>0,434</text:p>
          </table:table-cell>
          <table:table-cell office:value-type="float" office:value="1.566" calcext:value-type="float">
            <text:p>1,56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626" calcext:value-type="float">
            <text:p>0,626</text:p>
          </table:table-cell>
          <table:table-cell office:value-type="float" office:value="0.162" calcext:value-type="float">
            <text:p>0,162</text:p>
          </table:table-cell>
          <table:table-cell office:value-type="float" office:value="0.633" calcext:value-type="float">
            <text:p>0,633</text:p>
          </table:table-cell>
          <table:table-cell office:value-type="float" office:value="0.9887" calcext:value-type="float">
            <text:p>0,9887</text:p>
          </table:table-cell>
          <table:table-cell office:value-type="float" office:value="1.0114" calcext:value-type="float">
            <text:p>1,0114</text:p>
          </table:table-cell>
          <table:table-cell office:value-type="float" office:value="0.545" calcext:value-type="float">
            <text:p>0,545</text:p>
          </table:table-cell>
          <table:table-cell office:value-type="float" office:value="1.455" calcext:value-type="float">
            <text:p>1,455</text:p>
          </table:table-cell>
          <table:table-cell office:value-type="float" office:value="0.539" calcext:value-type="float">
            <text:p>0,539</text:p>
          </table:table-cell>
          <table:table-cell office:value-type="float" office:value="1.438" calcext:value-type="float">
            <text:p>1,438</text:p>
          </table:table-cell>
          <table:table-cell office:value-type="float" office:value="3.858" calcext:value-type="float">
            <text:p>3,858</text:p>
          </table:table-cell>
          <table:table-cell office:value-type="float" office:value="0.2592" calcext:value-type="float">
            <text:p>0,2592</text:p>
          </table:table-cell>
          <table:table-cell office:value-type="float" office:value="0.716" calcext:value-type="float">
            <text:p>0,716</text:p>
          </table:table-cell>
          <table:table-cell office:value-type="float" office:value="1.71" calcext:value-type="float">
            <text:p>1,71</text:p>
          </table:table-cell>
          <table:table-cell office:value-type="float" office:value="6.006" calcext:value-type="float">
            <text:p>6,006</text:p>
          </table:table-cell>
          <table:table-cell office:value-type="float" office:value="0.443" calcext:value-type="float">
            <text:p>0,443</text:p>
          </table:table-cell>
          <table:table-cell office:value-type="float" office:value="1.557" calcext:value-type="float">
            <text:p>1,55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.612" calcext:value-type="float">
            <text:p>0,612</text:p>
          </table:table-cell>
          <table:table-cell office:value-type="float" office:value="0.157" calcext:value-type="float">
            <text:p>0,157</text:p>
          </table:table-cell>
          <table:table-cell office:value-type="float" office:value="0.619" calcext:value-type="float">
            <text:p>0,619</text:p>
          </table:table-cell>
          <table:table-cell office:value-type="float" office:value="0.9892" calcext:value-type="float">
            <text:p>0,9892</text:p>
          </table:table-cell>
          <table:table-cell office:value-type="float" office:value="1.0109" calcext:value-type="float">
            <text:p>1,0109</text:p>
          </table:table-cell>
          <table:table-cell office:value-type="float" office:value="0.555" calcext:value-type="float">
            <text:p>0,555</text:p>
          </table:table-cell>
          <table:table-cell office:value-type="float" office:value="1.445" calcext:value-type="float">
            <text:p>1,445</text:p>
          </table:table-cell>
          <table:table-cell office:value-type="float" office:value="0.549" calcext:value-type="float">
            <text:p>0,549</text:p>
          </table:table-cell>
          <table:table-cell office:value-type="float" office:value="1.429" calcext:value-type="float">
            <text:p>1,429</text:p>
          </table:table-cell>
          <table:table-cell office:value-type="float" office:value="3.895" calcext:value-type="float">
            <text:p>3,895</text:p>
          </table:table-cell>
          <table:table-cell office:value-type="float" office:value="0.2567" calcext:value-type="float">
            <text:p>0,2567</text:p>
          </table:table-cell>
          <table:table-cell office:value-type="float" office:value="0.712" calcext:value-type="float">
            <text:p>0,712</text:p>
          </table:table-cell>
          <table:table-cell office:value-type="float" office:value="1.759" calcext:value-type="float">
            <text:p>1,759</text:p>
          </table:table-cell>
          <table:table-cell office:value-type="float" office:value="6.031" calcext:value-type="float">
            <text:p>6,031</text:p>
          </table:table-cell>
          <table:table-cell office:value-type="float" office:value="0.451" calcext:value-type="float">
            <text:p>0,451</text:p>
          </table:table-cell>
          <table:table-cell office:value-type="float" office:value="1.548" calcext:value-type="float">
            <text:p>1,54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,6</text:p>
          </table:table-cell>
          <table:table-cell office:value-type="float" office:value="0.153" calcext:value-type="float">
            <text:p>0,153</text:p>
          </table:table-cell>
          <table:table-cell office:value-type="float" office:value="0.606" calcext:value-type="float">
            <text:p>0,606</text:p>
          </table:table-cell>
          <table:table-cell office:value-type="float" office:value="0.9896" calcext:value-type="float">
            <text:p>0,9896</text:p>
          </table:table-cell>
          <table:table-cell office:value-type="float" office:value="1.0105" calcext:value-type="float">
            <text:p>1,0105</text:p>
          </table:table-cell>
          <table:table-cell office:value-type="float" office:value="0.565" calcext:value-type="float">
            <text:p>0,565</text:p>
          </table:table-cell>
          <table:table-cell office:value-type="float" office:value="1.435" calcext:value-type="float">
            <text:p>1,435</text:p>
          </table:table-cell>
          <table:table-cell office:value-type="float" office:value="0.559" calcext:value-type="float">
            <text:p>0,559</text:p>
          </table:table-cell>
          <table:table-cell office:value-type="float" office:value="1.42" calcext:value-type="float">
            <text:p>1,42</text:p>
          </table:table-cell>
          <table:table-cell office:value-type="float" office:value="3.931" calcext:value-type="float">
            <text:p>3,931</text:p>
          </table:table-cell>
          <table:table-cell office:value-type="float" office:value="0.2544" calcext:value-type="float">
            <text:p>0,2544</text:p>
          </table:table-cell>
          <table:table-cell office:value-type="float" office:value="0.708" calcext:value-type="float">
            <text:p>0,708</text:p>
          </table:table-cell>
          <table:table-cell office:value-type="float" office:value="1.806" calcext:value-type="float">
            <text:p>1,806</text:p>
          </table:table-cell>
          <table:table-cell office:value-type="float" office:value="6.056" calcext:value-type="float">
            <text:p>6,056</text:p>
          </table:table-cell>
          <table:table-cell office:value-type="float" office:value="0.459" calcext:value-type="float">
            <text:p>0,459</text:p>
          </table:table-cell>
          <table:table-cell office:value-type="float" office:value="1.541" calcext:value-type="float">
            <text:p>1,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1" loext:min-decimal-places="1" number:min-integer-digits="1"/>
    </number:number-style>
    <number:percentage-style style:name="N114">
      <number:number number:decimal-places="1" loext:min-decimal-places="1" number:min-integer-digits="1"/>
      <number:text>%</number:text>
    </number:percentage-style>
    <number:number-style style:name="N11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0:08:22.783831741</meta:creation-date>
    <dc:date>2021-02-23T10:09:09.654035489</dc:date>
    <meta:editing-duration>PT47S</meta:editing-duration>
    <meta:editing-cycles>1</meta:editing-cycles>
    <meta:generator>LibreOffice/6.4.6.2$Linux_X86_64 LibreOffice_project/40$Build-2</meta:generator>
    <meta:document-statistic meta:table-count="1" meta:cell-count="425" meta:object-count="0"/>
  </office:meta>
</office:document-meta>
</file>